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d2b44" style:font-weight-asian="bold" style:font-weight-complex="bold"/>
    </style:style>
    <style:style style:name="P2" style:family="paragraph" style:parent-style-name="Standard">
      <style:text-properties fo:font-weight="normal" officeooo:paragraph-rsid="000d2b44" style:font-weight-asian="normal" style:font-weight-complex="normal"/>
    </style:style>
    <style:style style:name="P3" style:family="paragraph" style:parent-style-name="Standard">
      <style:text-properties fo:font-weight="normal" officeooo:paragraph-rsid="000e7b15" style:font-weight-asian="normal" style:font-weight-complex="normal"/>
    </style:style>
    <style:style style:name="P4" style:family="paragraph" style:parent-style-name="Standard">
      <style:text-properties fo:font-weight="normal" officeooo:paragraph-rsid="000f036a" style:font-weight-asian="normal" style:font-weight-complex="normal"/>
    </style:style>
    <style:style style:name="T1" style:family="text">
      <style:text-properties officeooo:rsid="000d2b44"/>
    </style:style>
    <style:style style:name="T2" style:family="text">
      <style:text-properties officeooo:rsid="000e7b15"/>
    </style:style>
    <style:style style:name="T3" style:family="text">
      <style:text-properties officeooo:rsid="000f036a"/>
    </style:style>
    <style:style style:name="T4" style:family="text">
      <style:text-properties officeooo:rsid="001027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<text:tab/><text:tab/><text:tab/>Review of : <text:s/>The Dictator (2012)</text:span></text:p>
      <text:p text:style-name="P1"><text:span text:style-name="T1"><text:tab/><text:tab/><text:tab/> <text:tab/>By : Saurav Shekhar, 12640</text:span></text:p>
      <text:p text:style-name="P1"><text:span text:style-name="T1"/></text:p>
      <text:p text:style-name="P1"><text:span text:style-name="T1">Rating : * * * (3 stars) / 5</text:span></text:p>
      <text:p text:style-name="P1"><text:span text:style-name="T1"/></text:p>
      <text:p text:style-name="P2"><text:span text:style-name="T1">“The Dictator” will give you a good time laughing for its near 90 minute run. It is obscene and outrageously funny. The movie has a lot of offensive political, racist and sexist humor. Overall, it </text:span></text:p>
      <text:p text:style-name="P2"><text:span text:style-name="T1">is an excellent comedy. </text:span></text:p>
      <text:p text:style-name="P2"><text:span text:style-name="T1"/></text:p>
      <text:p text:style-name="P2"><text:span text:style-name="T1">Sacha Cohen plays Aladeen, the narcisst dictator of the Arabian nation Wadiya, where he executes</text:span></text:p>
      <text:p text:style-name="P2"><text:span text:style-name="T1">people with the filp of a finger, plays terrorist attack games and keeps a photo wall of celebrities he</text:span></text:p>
      <text:p text:style-name="P2"><text:span text:style-name="T1">has spelt with. </text:span><text:span text:style-name="T2">Ben Kingsley is Tamir, his general and righful owner to the throne. In an attempt to </text:span></text:p>
      <text:p text:style-name="P3"><text:span text:style-name="T2">escape an assasination, Aladeen ends up on the streets of Brooklyn downtown with a dumb double </text:span></text:p>
      <text:p text:style-name="P3"><text:span text:style-name="T2">in his place as the ruler. The story then revolvs around his plans to regain his place. Plans progress</text:span></text:p>
      <text:p text:style-name="P3"><text:span text:style-name="T2">and so does romance as Aladeen finds himself falling for a </text:span><text:span text:style-name="T3">liberal girl zoya who gives him a job at</text:span></text:p>
      <text:p text:style-name="P4"><text:span text:style-name="T3">her food store. </text:span></text:p>
      <text:p text:style-name="P4"><text:span text:style-name="T3"/></text:p>
      <text:p text:style-name="P4"><text:span text:style-name="T3">Cohen does a good job keeping you smiling with his funny accent and satirical jokes. Story flows </text:span></text:p>
      <text:p text:style-name="P4"><text:span text:style-name="T3">casually along, with well blended comedy. Humor can get disgusting sometimes, and Ben Kingsley </text:span></text:p>
      <text:p text:style-name="P4"><text:span text:style-name="T3">deserves better. The plot is always kept in a cozy mode and the movie has a good repeat value.</text:span></text:p>
      <text:p text:style-name="P4"><text:span text:style-name="T3">Watch it if you have some time to kill. </text:span><text:span text:style-name="T4">In this troubled world, a moment of laughter is always appreciated</text:span><text:span text:style-name="T3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urav Shekhar</meta:initial-creator>
    <meta:creation-date>2014-08-11T23:26:03</meta:creation-date>
    <meta:document-statistic meta:table-count="0" meta:image-count="0" meta:object-count="0" meta:page-count="1" meta:paragraph-count="16" meta:word-count="241" meta:character-count="1322"/>
    <dc:date>2014-08-12T00:16:07</dc:date>
    <dc:creator>Saurav Shekhar</dc:creator>
    <meta:editing-duration>PT00H02M24S</meta:editing-duration>
    <meta:editing-cycles>1</meta:editing-cycles>
    <meta:generator>OpenOffice.org/3.2$Unix OpenOffice.org_project/320m19$Build-9505</meta:generator>
  </office:meta>
</office:document-meta>
</file>